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line-height="200%"/>
      <style:text-properties officeooo:rsid="00175487" officeooo:paragraph-rsid="00175487"/>
    </style:style>
    <style:style style:name="P2" style:family="paragraph" style:parent-style-name="Standard">
      <style:paragraph-properties fo:line-height="200%" fo:text-align="center" style:justify-single-word="false"/>
      <style:text-properties officeooo:rsid="00175487" officeooo:paragraph-rsid="00175487"/>
    </style:style>
    <style:style style:name="P3" style:family="paragraph" style:parent-style-name="Standard">
      <style:paragraph-properties fo:line-height="200%" fo:text-align="start" style:justify-single-word="false"/>
      <style:text-properties officeooo:rsid="00175487" officeooo:paragraph-rsid="00175487"/>
    </style:style>
    <style:style style:name="P4" style:family="paragraph" style:parent-style-name="Standard">
      <style:paragraph-properties fo:line-height="200%" fo:text-align="start" style:justify-single-word="false"/>
      <style:text-properties officeooo:rsid="00175487" officeooo:paragraph-rsid="0019ffe1"/>
    </style:style>
    <style:style style:name="T1" style:family="text">
      <style:text-properties officeooo:rsid="0019ffe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ndrew Munoz</text:p>
      <text:p text:style-name="P1">Computer Science 202</text:p>
      <text:p text:style-name="P1">Professor Nancy LaTourrette</text:p>
      <text:p text:style-name="P1"/>
      <text:p text:style-name="P2">Project 1b Documentation</text:p>
      <text:p text:style-name="P3"><text:tab/>This project is simply adding to the previous project with more modifications. <text:s/>For this project, I had to write a program that would randomly generate symbols and place them onto a 3 reel, 10 stop per reel slot machine. <text:s/>Each stop must consist of a symbol that was given in the symbols file, which read into the program. <text:s/>Each symbol has a bonus value ranging from 0 to 10, theses values are taken into a one dimensional array which I called values. <text:s/>There are three arrays that I used in my code. <text:s/>The first is the three dimensional array to hold the slot machine, the second is the array to hold the symbols in a two dimensional of rows and columns and the third is the previously stated values array. <text:s/>There is also a menu implemented so the user can choose between several different tasks. <text:s/>The options include populating the slot machine, read in the data from the file, print the data to the screen, <text:s/>print the data to a separate output file, <text:s/>and an option for the user to pick a reel and stop number. <text:s/>There is also an option to quit the menu once the user decides to stop running the program.</text:p>
      <text:p text:style-name="P4"><text:tab/>At first this project seemed a little complicated, but once I figured out what was being asked I was able start figuring out how I was going to design my code. <text:s/>My code is fairly simple, it consists of my function prototypes, my main function, and all my functions written underneath the main. <text:s/>I have several functions that perform the options in the menu and also have string compare and string copy functions. <text:s/>I was able to get some help at the SI session with my string copy function and my function that populates or fills the slot machine. <text:s/>The most difficult functions <text:span text:style-name="T1">to write were the string compare and the function that allowed the user to pick a reel and stop number. <text:s/>For the string compare, I was using boolean operations to check if the strings where the same but for some reason I kept getting a multitude of errors. <text:s/>I eventually decided to rewrite my functions using loops to sort through the strings </text:span><text:soft-page-break/><text:span text:style-name="T1">and compare them. <text:s/>This also did not <text:s/>work correctly so I went back to using boolean operators and came to the realization that I had a few simple syntax errors that were preventing the function from running properly.</text:span></text:p>
      <text:p text:style-name="P4"><text:span text:style-name="T1"><text:tab/>Another issue I ran into was figuring out how to get the “Quit Program” option in the menu to actually exit the program. I also tried using boolean operations here and it just was not closing the program. The code would compile and everything would run fine, but it would not close the program when prompted. <text:s/>I looked online to find other ways to write my code and found that I could close my program by writing the line of code exit(); under my quit program option and this fixed the problem. <text:s/>My last and biggest problem was figuring out how to write the code for the function that allows the user to pick a reel and stop number. <text:s/>I tried using a for loop with a string compare inside the loop so that it would go through and compare each character in the string, but when I did this I kept getting large amounts of errors. For some reason this function would not work the way I was intending. <text:s/>I tried changing some things that I thought would fix the problems but I eventually ran into a segmentation fault. <text:s/>I was able to fix this and get my code to compile, however the function still does not do what it is supposed to do. When prompted for a reel and stop number the user types in the values, however instead of printing out the word of the symbol it only prints one letter. The value prints out fine but the entire word does not print out. Other than this my program runs fine and everything appears to wor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04T17:49:12.846526175</meta:creation-date>
    <dc:date>2015-02-04T23:00:05.018383605</dc:date>
    <meta:editing-duration>PT4H52M2S</meta:editing-duration>
    <meta:editing-cycles>8</meta:editing-cycles>
    <meta:generator>LibreOffice/4.2.7.2$Linux_X86_64 LibreOffice_project/420m0$Build-2</meta:generator>
    <meta:document-statistic meta:table-count="0" meta:image-count="0" meta:object-count="0" meta:page-count="2" meta:paragraph-count="7" meta:word-count="687" meta:character-count="3743" meta:non-whitespace-character-count="3037"/>
  </office:meta>
</office:document-meta>
</file>